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20 10</text:span></text:p>
      <text:p text:style-name="P1"><text:span text:style-name="T1"><text:s/>3<text:s text:c="2"/>60<text:s text:c="2"/>4<text:s text:c="2"/>48<text:s text:c="2"/>5<text:s text:c="2"/>95<text:s text:c="2"/>0<text:s text:c="2"/>87<text:s text:c="2"/>1<text:s text:c="2"/>72<text:s text:c="2"/>9<text:s text:c="3"/>5<text:s text:c="2"/>8<text:s text:c="2"/>35<text:s text:c="2"/>7<text:s text:c="2"/>39<text:s text:c="2"/>6<text:s text:c="2"/>54<text:s text:c="2"/>2<text:s text:c="2"/>66 </text:span></text:p>
      <text:p text:style-name="P1"><text:span text:style-name="T1"><text:s/>7<text:s text:c="2"/>37<text:s text:c="2"/>6<text:s text:c="2"/>34<text:s text:c="2"/>0<text:s text:c="2"/>97<text:s text:c="2"/>5<text:s text:c="2"/>55<text:s text:c="2"/>2<text:s text:c="2"/>21<text:s text:c="2"/>3<text:s text:c="2"/>20<text:s text:c="2"/>4<text:s text:c="2"/>59<text:s text:c="2"/>9<text:s text:c="2"/>46<text:s text:c="2"/>8<text:s text:c="2"/>19<text:s text:c="2"/>1<text:s text:c="2"/>46 </text:span></text:p>
      <text:p text:style-name="P1"><text:span text:style-name="T1"><text:s/>4<text:s text:c="2"/>45<text:s text:c="2"/>2<text:s text:c="2"/>73<text:s text:c="2"/>1<text:s text:c="2"/>24<text:s text:c="2"/>8<text:s text:c="2"/>28<text:s text:c="2"/>0<text:s text:c="2"/>28<text:s text:c="2"/>3<text:s text:c="2"/>25<text:s text:c="2"/>5<text:s text:c="2"/>23<text:s text:c="2"/>7<text:s text:c="2"/>83<text:s text:c="2"/>9<text:s text:c="3"/>5<text:s text:c="2"/>6<text:s text:c="2"/>78 </text:span></text:p>
      <text:p text:style-name="P1"><text:span text:style-name="T1"><text:s/>0<text:s text:c="2"/>53<text:s text:c="2"/>2<text:s text:c="2"/>12<text:s text:c="2"/>9<text:s text:c="2"/>12<text:s text:c="2"/>1<text:s text:c="2"/>37<text:s text:c="2"/>8<text:s text:c="2"/>33<text:s text:c="2"/>3<text:s text:c="2"/>71<text:s text:c="2"/>6<text:s text:c="2"/>55<text:s text:c="2"/>5<text:s text:c="2"/>29<text:s text:c="2"/>7<text:s text:c="2"/>87<text:s text:c="2"/>4<text:s text:c="2"/>38 </text:span></text:p>
      <text:p text:style-name="P1"><text:span text:style-name="T1"><text:s/>4<text:s text:c="2"/>90<text:s text:c="2"/>2<text:s text:c="2"/>49<text:s text:c="2"/>9<text:s text:c="2"/>27<text:s text:c="2"/>7<text:s text:c="2"/>65<text:s text:c="2"/>5<text:s text:c="3"/>7<text:s text:c="2"/>6<text:s text:c="2"/>23<text:s text:c="2"/>0<text:s text:c="2"/>48<text:s text:c="2"/>3<text:s text:c="2"/>83<text:s text:c="2"/>8<text:s text:c="2"/>17<text:s text:c="2"/>1<text:s text:c="2"/>40 </text:span></text:p>
      <text:p text:style-name="P1"><text:span text:style-name="T1"><text:s/>3<text:s text:c="2"/>85<text:s text:c="2"/>4<text:s text:c="2"/>25<text:s text:c="2"/>2<text:s text:c="2"/>84<text:s text:c="2"/>6<text:s text:c="2"/>64<text:s text:c="2"/>9<text:s text:c="2"/>13<text:s text:c="2"/>1<text:s text:c="2"/>66<text:s text:c="2"/>7<text:s text:c="2"/>46<text:s text:c="2"/>8<text:s text:c="2"/>59<text:s text:c="2"/>0<text:s text:c="2"/>62<text:s text:c="2"/>5<text:s text:c="2"/>19 </text:span></text:p>
      <text:p text:style-name="P1"><text:span text:style-name="T1"><text:s/>5<text:s text:c="2"/>88<text:s text:c="2"/>6<text:s text:c="2"/>67<text:s text:c="2"/>4<text:s text:c="2"/>14<text:s text:c="2"/>0<text:s text:c="2"/>41<text:s text:c="2"/>1<text:s text:c="2"/>73<text:s text:c="2"/>7<text:s text:c="2"/>57<text:s text:c="2"/>2<text:s text:c="2"/>53<text:s text:c="2"/>3<text:s text:c="2"/>80<text:s text:c="2"/>9<text:s text:c="2"/>47<text:s text:c="2"/>8<text:s text:c="2"/>74 </text:span></text:p>
      <text:p text:style-name="P1"><text:span text:style-name="T1"><text:s/>1<text:s text:c="2"/>78<text:s text:c="2"/>5<text:s text:c="2"/>64<text:s text:c="2"/>4<text:s text:c="2"/>63<text:s text:c="2"/>6<text:s text:c="2"/>46<text:s text:c="2"/>3<text:s text:c="2"/>84<text:s text:c="2"/>0<text:s text:c="2"/>84<text:s text:c="2"/>8<text:s text:c="2"/>28<text:s text:c="2"/>9<text:s text:c="2"/>52<text:s text:c="2"/>7<text:s text:c="2"/>26<text:s text:c="2"/>2<text:s text:c="2"/>41 </text:span></text:p>
      <text:p text:style-name="P1"><text:span text:style-name="T1"><text:s/>1<text:s text:c="2"/>11<text:s text:c="2"/>0<text:s text:c="2"/>64<text:s text:c="2"/>6<text:s text:c="2"/>97<text:s text:c="2"/>9<text:s text:c="2"/>38<text:s text:c="2"/>2<text:s text:c="2"/>17<text:s text:c="2"/>4<text:s text:c="2"/>85<text:s text:c="2"/>5<text:s text:c="2"/>73<text:s text:c="2"/>3<text:s text:c="2"/>10<text:s text:c="2"/>8<text:s text:c="2"/>95<text:s text:c="2"/>7<text:s text:c="2"/>67 </text:span></text:p>
      <text:p text:style-name="P1"><text:span text:style-name="T1"><text:s/>3<text:s text:c="2"/>93<text:s text:c="2"/>2<text:s text:c="2"/>95<text:s text:c="2"/>7<text:s text:c="2"/>43<text:s text:c="2"/>1<text:s text:c="2"/>65<text:s text:c="2"/>8<text:s text:c="2"/>32<text:s text:c="2"/>0<text:s text:c="2"/>59<text:s text:c="2"/>6<text:s text:c="2"/>85<text:s text:c="2"/>5<text:s text:c="2"/>46<text:s text:c="2"/>9<text:s text:c="2"/>85<text:s text:c="2"/>4<text:s text:c="2"/>60 </text:span></text:p>
      <text:p text:style-name="P1"><text:span text:style-name="T1"><text:s/>2<text:s text:c="2"/>61<text:s text:c="2"/>3<text:s text:c="2"/>41<text:s text:c="2"/>5<text:s text:c="2"/>49<text:s text:c="2"/>4<text:s text:c="2"/>23<text:s text:c="2"/>0<text:s text:c="2"/>66<text:s text:c="2"/>7<text:s text:c="2"/>49<text:s text:c="2"/>8<text:s text:c="2"/>70<text:s text:c="2"/>9<text:s text:c="2"/>99<text:s text:c="2"/>1<text:s text:c="2"/>90<text:s text:c="2"/>6<text:s text:c="2"/>17 </text:span></text:p>
      <text:p text:style-name="P1"><text:span text:style-name="T1"><text:s/>4<text:s text:c="2"/>13<text:s text:c="2"/>7<text:s text:c="3"/>7<text:s text:c="2"/>1<text:s text:c="2"/>98<text:s text:c="2"/>8<text:s text:c="2"/>57<text:s text:c="2"/>0<text:s text:c="2"/>73<text:s text:c="2"/>3<text:s text:c="2"/>73<text:s text:c="2"/>2<text:s text:c="2"/>68<text:s text:c="2"/>5<text:s text:c="2"/>40<text:s text:c="2"/>9<text:s text:c="2"/>98<text:s text:c="2"/>6<text:s text:c="3"/>9 </text:span></text:p>
      <text:p text:style-name="P1"><text:span text:style-name="T1"><text:s/>9<text:s text:c="2"/>86<text:s text:c="2"/>6<text:s text:c="2"/>76<text:s text:c="2"/>4<text:s text:c="2"/>14<text:s text:c="2"/>3<text:s text:c="2"/>41<text:s text:c="2"/>1<text:s text:c="2"/>85<text:s text:c="2"/>0<text:s text:c="2"/>37<text:s text:c="2"/>8<text:s text:c="2"/>19<text:s text:c="2"/>2<text:s text:c="2"/>17<text:s text:c="2"/>7<text:s text:c="2"/>54<text:s text:c="2"/>5<text:s text:c="2"/>79 </text:span></text:p>
      <text:p text:style-name="P1"><text:span text:style-name="T1"><text:s/>1<text:s text:c="2"/>40<text:s text:c="2"/>2<text:s text:c="2"/>53<text:s text:c="2"/>7<text:s text:c="2"/>97<text:s text:c="2"/>5<text:s text:c="2"/>87<text:s text:c="2"/>8<text:s text:c="2"/>96<text:s text:c="2"/>4<text:s text:c="2"/>84<text:s text:c="2"/>3<text:s text:c="2"/>16<text:s text:c="2"/>6<text:s text:c="2"/>66<text:s text:c="2"/>9<text:s text:c="2"/>52<text:s text:c="2"/>0<text:s text:c="2"/>95 </text:span></text:p>
      <text:p text:style-name="P1"><text:span text:style-name="T1"><text:s/>6<text:s text:c="2"/>33<text:s text:c="2"/>1<text:s text:c="2"/>33<text:s text:c="2"/>3<text:s text:c="2"/>87<text:s text:c="2"/>0<text:s text:c="2"/>18<text:s text:c="2"/>2<text:s text:c="2"/>55<text:s text:c="2"/>8<text:s text:c="2"/>13<text:s text:c="2"/>4<text:s text:c="2"/>77<text:s text:c="2"/>7<text:s text:c="2"/>60<text:s text:c="2"/>9<text:s text:c="2"/>42<text:s text:c="2"/>5<text:s text:c="2"/>74 </text:span></text:p>
      <text:p text:style-name="P1"><text:span text:style-name="T1"><text:s/>7<text:s text:c="2"/>92<text:s text:c="2"/>5<text:s text:c="2"/>91<text:s text:c="2"/>8<text:s text:c="2"/>79<text:s text:c="2"/>2<text:s text:c="2"/>54<text:s text:c="2"/>4<text:s text:c="2"/>69<text:s text:c="2"/>6<text:s text:c="2"/>79<text:s text:c="2"/>3<text:s text:c="2"/>33<text:s text:c="2"/>1<text:s text:c="2"/>61<text:s text:c="2"/>9<text:s text:c="2"/>39<text:s text:c="2"/>0<text:s text:c="2"/>16 </text:span></text:p>
      <text:p text:style-name="P1"><text:span text:style-name="T1"><text:s/>6<text:s text:c="2"/>82<text:s text:c="2"/>1<text:s text:c="2"/>41<text:s text:c="2"/>4<text:s text:c="2"/>28<text:s text:c="2"/>5<text:s text:c="2"/>64<text:s text:c="2"/>2<text:s text:c="2"/>78<text:s text:c="2"/>3<text:s text:c="2"/>76<text:s text:c="2"/>7<text:s text:c="3"/>6<text:s text:c="2"/>8<text:s text:c="2"/>49<text:s text:c="2"/>9<text:s text:c="2"/>47<text:s text:c="2"/>0<text:s text:c="2"/>58 </text:span></text:p>
      <text:p text:style-name="P1"><text:span text:style-name="T1"><text:s/>0<text:s text:c="2"/>52<text:s text:c="2"/>5<text:s text:c="2"/>42<text:s text:c="2"/>8<text:s text:c="2"/>24<text:s text:c="2"/>9<text:s text:c="2"/>91<text:s text:c="2"/>3<text:s text:c="2"/>47<text:s text:c="2"/>6<text:s text:c="2"/>88<text:s text:c="2"/>4<text:s text:c="2"/>91<text:s text:c="2"/>7<text:s text:c="2"/>52<text:s text:c="2"/>2<text:s text:c="2"/>28<text:s text:c="2"/>1<text:s text:c="2"/>35 </text:span></text:p>
      <text:p text:style-name="P1"><text:span text:style-name="T1"><text:s/>5<text:s text:c="2"/>82<text:s text:c="2"/>2<text:s text:c="2"/>76<text:s text:c="2"/>3<text:s text:c="2"/>86<text:s text:c="2"/>6<text:s text:c="2"/>93<text:s text:c="2"/>4<text:s text:c="2"/>84<text:s text:c="2"/>7<text:s text:c="2"/>38<text:s text:c="2"/>8<text:s text:c="2"/>95<text:s text:c="2"/>9<text:s text:c="2"/>37<text:s text:c="2"/>1<text:s text:c="2"/>21<text:s text:c="2"/>0<text:s text:c="2"/>23 </text:span></text:p>
      <text:p text:style-name="P1"><text:span text:style-name="T1"><text:s/>9<text:s text:c="2"/>77<text:s text:c="2"/>4<text:s text:c="3"/>8<text:s text:c="2"/>6<text:s text:c="2"/>42<text:s text:c="2"/>7<text:s text:c="2"/>64<text:s text:c="2"/>0<text:s text:c="2"/>70<text:s text:c="2"/>2<text:s text:c="2"/>45<text:s text:c="2"/>8<text:s text:c="2"/>45<text:s text:c="2"/>5<text:s text:c="2"/>28<text:s text:c="2"/>3<text:s text:c="2"/>67<text:s text:c="2"/>1<text:s text:c="2"/>86 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